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3cm" style:rel-column-width="8866*"/>
    </style:style>
    <style:style style:name="Tableau1.B" style:family="table-column">
      <style:table-column-properties style:column-width="9.033cm" style:rel-column-width="34820*"/>
    </style:style>
    <style:style style:name="Tableau1.C" style:family="table-column">
      <style:table-column-properties style:column-width="5.667cm" style:rel-column-width="2184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048ba" officeooo:paragraph-rsid="001048ba"/>
    </style:style>
    <style:style style:name="P3" style:family="paragraph" style:parent-style-name="Table_20_Contents">
      <style:text-properties officeooo:rsid="00122a80" officeooo:paragraph-rsid="00122a80"/>
    </style:style>
    <style:style style:name="P4" style:family="paragraph" style:parent-style-name="Standard">
      <style:text-properties officeooo:rsid="0016e5fd" officeooo:paragraph-rsid="0016e5fd"/>
    </style:style>
    <style:style style:name="P5" style:family="paragraph" style:parent-style-name="Table_20_Contents">
      <style:text-properties officeooo:rsid="0016e5fd" officeooo:paragraph-rsid="0016e5fd"/>
    </style:style>
    <style:style style:name="T1" style:family="text">
      <style:text-properties officeooo:rsid="00122a80"/>
    </style:style>
    <style:style style:name="T2" style:family="text">
      <style:text-properties officeooo:rsid="0015230d"/>
    </style:style>
    <style:style style:name="T3" style:family="text">
      <style:text-properties officeooo:rsid="0016e5fd"/>
    </style:style>
    <style:style style:name="T4" style:family="text">
      <style:text-properties officeooo:rsid="0018a46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R – <text:span text:style-name="T3">MCD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790901145696"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Description</text:p>
          </table:table-cell>
          <table:table-cell table:style-name="Tableau1.C1" office:value-type="string">
            <text:p text:style-name="P3">Auteur</text:p>
          </table:table-cell>
        </table:table-row>
        <table:table-row table:style-name="TableLine1790901142160">
          <table:table-cell table:style-name="Tableau1.A2" office:value-type="string">
            <text:p text:style-name="P5">21/11/2022</text:p>
          </table:table-cell>
          <table:table-cell table:style-name="Tableau1.A2" office:value-type="string">
            <text:p text:style-name="P5">Création du MCD</text:p>
          </table:table-cell>
          <table:table-cell table:style-name="Tableau1.C2" office:value-type="string">
            <text:p text:style-name="P5">PIGOA</text:p>
          </table:table-cell>
        </table:table-row>
      </table:table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5_2307346382" text:style-name="Index_20_Link" text:visited-style-name="Index_20_Link">Sommaire<text:tab/>1</text:a></text:p>
          <text:p text:style-name="P1"><text:a xlink:type="simple" xlink:href="#__RefHeading___Toc107_2307346382" text:style-name="Index_20_Link" text:visited-style-name="Index_20_Link">Analyse<text:tab/>1</text:a></text:p>
          <text:p text:style-name="P1"><text:a xlink:type="simple" xlink:href="#__RefHeading___Toc109_2307346382" text:style-name="Index_20_Link" text:visited-style-name="Index_20_Link">Remarques<text:tab/>1</text:a></text:p>
        </text:index-body>
      </text:table-of-content>
      <text:h text:style-name="Heading_20_1" text:outline-level="1"/>
      <text:h text:style-name="Heading_20_1" text:outline-level="1"><text:bookmark-start text:name="__RefHeading___Toc105_2307346382"/><text:span text:style-name="T2">S</text:span>ommaire<text:bookmark-end text:name="__RefHeading___Toc105_2307346382"/></text:h>
      <text:p text:style-name="P4">A partir de la documentation fournie et de la démonstration <text:span text:style-name="T4">faite en Webconf, établir le modèle conceptuel des données de l’application.</text:span></text:p>
      <text:h text:style-name="Heading_20_1" text:outline-level="1"/>
      <text:h text:style-name="Heading_20_1" text:outline-level="1"><text:bookmark-start text:name="__RefHeading___Toc107_2307346382"/>Analyse<text:bookmark-end text:name="__RefHeading___Toc107_2307346382"/></text:h>
      <text:p text:style-name="Text_20_body"/>
      <text:h text:style-name="Heading_20_1" text:outline-level="1"/>
      <text:h text:style-name="Heading_20_1" text:outline-level="1"><text:bookmark-start text:name="__RefHeading___Toc109_2307346382"/>Remarques<text:bookmark-end text:name="__RefHeading___Toc109_2307346382"/>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05:26:29.113000000</dc:date>
    <meta:editing-duration>PT16M49S</meta:editing-duration>
    <meta:editing-cycles>8</meta:editing-cycles>
    <meta:generator>LibreOffice/7.1.4.2$Windows_X86_64 LibreOffice_project/a529a4fab45b75fefc5b6226684193eb000654f6</meta:generator>
    <meta:document-statistic meta:table-count="1" meta:image-count="0" meta:object-count="0" meta:page-count="1" meta:paragraph-count="15" meta:word-count="43" meta:character-count="268" meta:non-whitespace-character-count="239"/>
  </office:meta>
</office:document-meta>
</file>